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" style:family="paragraph" style:parent-style-name="Preformatted_20_Text">
      <style:paragraph-properties fo:margin-top="0in" fo:margin-bottom="0.1965in" style:contextual-spacing="false" style:writing-mode="lr-tb"/>
    </style:style>
    <style:style style:name="P4" style:family="paragraph" style:parent-style-name="Preformatted_20_Text" style:list-style-name="L3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5" style:family="paragraph" style:parent-style-name="Preformatted_20_Text" style:list-style-name="L5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6" style:family="paragraph" style:parent-style-name="Preformatted_20_Text" style:list-style-name="L7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7" style:family="paragraph" style:parent-style-name="Preformatted_20_Text" style:list-style-name="L9">
      <style:paragraph-properties style:writing-mode="lr-tb"/>
    </style:style>
    <style:style style:name="P8" style:family="paragraph" style:parent-style-name="Preformatted_20_Text" style:list-style-name="L9">
      <style:paragraph-properties fo:margin-top="0in" fo:margin-bottom="0.1965in" style:contextual-spacing="false" style:writing-mode="lr-tb"/>
    </style:style>
    <style:style style:name="P9" style:family="paragraph" style:parent-style-name="Preformatted_20_Text" style:list-style-name="L9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0" style:family="paragraph" style:parent-style-name="Preformatted_20_Text" style:list-style-name="L9">
      <style:paragraph-properties fo:margin-left="0in" fo:margin-right="0in" fo:text-indent="0in" style:auto-text-indent="false" style:writing-mode="lr-tb"/>
    </style:style>
    <style:style style:name="P11" style:family="paragraph" style:parent-style-name="Standard">
      <style:paragraph-properties fo:margin-top="0in" fo:margin-bottom="0.1965in" style:contextual-spacing="false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P17" style:family="paragraph" style:parent-style-name="Text_20_body" style:list-style-name="L6"/>
    <style:style style:name="P18" style:family="paragraph" style:parent-style-name="Text_20_body" style:list-style-name="L7"/>
    <style:style style:name="P19" style:family="paragraph" style:parent-style-name="Text_20_body">
      <style:paragraph-properties fo:margin-top="0in" fo:margin-bottom="0in" style:contextual-spacing="false"/>
    </style:style>
    <style:style style:name="P20" style:family="paragraph" style:parent-style-name="Text_20_body" style:list-style-name="L8"/>
    <style:style style:name="P21" style:family="paragraph" style:parent-style-name="Text_20_body" style:list-style-name="L9"/>
    <style:style style:name="P22" style:family="paragraph" style:parent-style-name="Text_20_body" style:list-style-name="L10"/>
    <style:style style:name="P23" style:family="paragraph" style:parent-style-name="Text_20_body" style:list-style-name="L1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how do i run a webpage from my local host with apache?</text:p>
      <text:p text:style-name="Text_20_body">To run a webpage from your <text:span text:style-name="Strong_20_Emphasis">localhost</text:span> using <text:span text:style-name="Strong_20_Emphasis">Apache</text:span>, you need to follow these general steps:</text:p>
      <text:h text:style-name="Heading_20_3" text:outline-level="3">1. <text:span text:style-name="Strong_20_Emphasis">Install Apache (if not installed)</text:span></text:h>
      <text:p text:style-name="Text_20_body">If Apache isn't already installed on your machine, you'll need to install it.</text:p>
      <text:h text:style-name="Heading_20_4" text:outline-level="4">On Linux (Ubuntu/Debian-based):</text:h>
      <text:p text:style-name="P1"><text:span text:style-name="Source_20_Text">sudo apt update</text:span></text:p>
      <text:p text:style-name="P3"><text:span text:style-name="Source_20_Text">sudo apt install apache2</text:span></text:p>
      <text:h text:style-name="Heading_20_4" text:outline-level="4">On macOS (using Homebrew):</text:h>
      <text:p text:style-name="P2"><text:span text:style-name="Source_20_Text">brew install httpd</text:span></text:p>
      <text:h text:style-name="Heading_20_4" text:outline-level="4">On Windows:</text:h>
      <text:list text:style-name="L1">
        <text:list-item>
          <text:p text:style-name="P12">Download and install <text:span text:style-name="Strong_20_Emphasis">XAMPP</text:span> (which includes Apache) from <text:a xlink:type="simple" xlink:href="https://www.apachefriends.org/index.html" office:target-frame-name="_new" xlink:show="replace" text:style-name="Internet_20_link" text:visited-style-name="Visited_20_Internet_20_Link">https://www.apachefriends.org/index.html</text:a>.</text:p>
        </text:list-item>
        <text:list-item>
          <text:p text:style-name="P12">Follow the installation instructions and make sure the Apache server is started through the XAMPP control panel.</text:p>
        </text:list-item>
      </text:list>
      <text:h text:style-name="Heading_20_3" text:outline-level="3">2. <text:span text:style-name="Strong_20_Emphasis">Place your Webpage Files</text:span></text:h>
      <text:list text:style-name="L2">
        <text:list-item>
          <text:p text:style-name="P13">On <text:span text:style-name="Strong_20_Emphasis">Linux</text:span> and <text:span text:style-name="Strong_20_Emphasis">macOS</text:span>, the default Apache document root is typically located in <text:span text:style-name="Source_20_Text">/var/www/html</text:span>.</text:p>
        </text:list-item>
        <text:list-item>
          <text:p text:style-name="P13">On <text:span text:style-name="Strong_20_Emphasis">Windows</text:span> with XAMPP, the default location is <text:span text:style-name="Source_20_Text">C:\xampp\htdocs</text:span>.</text:p>
        </text:list-item>
      </text:list>
      <text:h text:style-name="Heading_20_4" text:outline-level="4">Steps to place your webpage:</text:h>
      <text:list text:style-name="L3">
        <text:list-item>
          <text:p text:style-name="P14"><text:span text:style-name="Strong_20_Emphasis">Navigate to the document root</text:span>:</text:p>
          <text:list>
            <text:list-item>
              <text:p text:style-name="P14"><text:span text:style-name="Strong_20_Emphasis">Linux/macOS</text:span>:</text:p>
              <text:p text:style-name="P4"><text:span text:style-name="Source_20_Text">cd /var/www/html</text:span></text:p>
            </text:list-item>
            <text:list-item>
              <text:p text:style-name="P14"><text:span text:style-name="Strong_20_Emphasis">Windows (XAMPP)</text:span>:<text:line-break/>Navigate to <text:span text:style-name="Source_20_Text">C:\xampp\htdocs</text:span> via File Explorer.</text:p>
            </text:list-item>
          </text:list>
        </text:list-item>
        <text:list-item>
          <text:p text:style-name="P14"><text:span text:style-name="Strong_20_Emphasis">Put your webpage files</text:span> (like <text:span text:style-name="Source_20_Text">index.html</text:span>, <text:span text:style-name="Source_20_Text">style.css</text:span>, etc.) in this folder. You can either copy them over manually or create a new folder for your specific project.</text:p>
        </text:list-item>
      </text:list>
      <text:h text:style-name="Heading_20_3" text:outline-level="3">3. <text:span text:style-name="Strong_20_Emphasis">Check Apache Configuration (Optional)</text:span></text:h>
      <text:p text:style-name="Text_20_body">If you installed Apache from the package manager, the default configuration should work. But if you've customized the port or directory structure, you can check the Apache configuration:</text:p>
      <text:list text:style-name="L4">
        <text:list-item>
          <text:p text:style-name="P15"><text:span text:style-name="Strong_20_Emphasis">Linux/macOS</text:span>: The config file is typically located at <text:span text:style-name="Source_20_Text">/etc/apache2/apache2.conf</text:span> or <text:span text:style-name="Source_20_Text">/etc/httpd/httpd.conf</text:span>.</text:p>
        </text:list-item>
        <text:list-item>
          <text:p text:style-name="P15"><text:soft-page-break/><text:span text:style-name="Strong_20_Emphasis">Windows</text:span> (XAMPP): The configuration file is located at <text:span text:style-name="Source_20_Text">C:\xampp\apache\conf\httpd.conf</text:span>.</text:p>
        </text:list-item>
      </text:list>
      <text:p text:style-name="Text_20_body">If you change any configuration files, restart Apache for the changes to take effect.</text:p>
      <text:h text:style-name="Heading_20_3" text:outline-level="3">4. <text:span text:style-name="Strong_20_Emphasis">Start Apache</text:span> (If not already running)</text:h>
      <text:list text:style-name="L5">
        <text:list-item>
          <text:p text:style-name="P16"><text:span text:style-name="Strong_20_Emphasis">Linux</text:span>:</text:p>
          <text:p text:style-name="P5"><text:span text:style-name="Source_20_Text">sudo systemctl start apache2</text:span></text:p>
          <text:p text:style-name="P16">Or if you're using a different system (older versions of Apache):</text:p>
          <text:p text:style-name="P5"><text:span text:style-name="Source_20_Text">sudo service apache2 start</text:span></text:p>
        </text:list-item>
        <text:list-item>
          <text:p text:style-name="P16"><text:span text:style-name="Strong_20_Emphasis">macOS (with Homebrew)</text:span>:</text:p>
          <text:p text:style-name="P5"><text:span text:style-name="Source_20_Text">sudo apachectl start</text:span></text:p>
        </text:list-item>
        <text:list-item>
          <text:p text:style-name="P16"><text:span text:style-name="Strong_20_Emphasis">Windows</text:span> (with XAMPP):</text:p>
          <text:list>
            <text:list-item>
              <text:p text:style-name="P16">Open the <text:span text:style-name="Strong_20_Emphasis">XAMPP Control Panel</text:span> and click <text:span text:style-name="Strong_20_Emphasis">Start</text:span> next to <text:span text:style-name="Strong_20_Emphasis">Apache</text:span>.</text:p>
            </text:list-item>
          </text:list>
        </text:list-item>
      </text:list>
      <text:h text:style-name="Heading_20_3" text:outline-level="3">5. <text:span text:style-name="Strong_20_Emphasis">Access the Webpage</text:span></text:h>
      <text:p text:style-name="Text_20_body">Once Apache is running and your files are placed in the document root (<text:span text:style-name="Source_20_Text">/var/www/html</text:span> or <text:span text:style-name="Source_20_Text">C:\xampp\htdocs</text:span>), you should be able to access your webpage.</text:p>
      <text:list text:style-name="L6">
        <text:list-item>
          <text:p text:style-name="P17">Open your web browser and go to:</text:p>
          <text:list>
            <text:list-item>
              <text:p text:style-name="P17"><text:span text:style-name="Strong_20_Emphasis">http://localhost</text:span> (or <text:span text:style-name="Strong_20_Emphasis">http://127.0.0.1</text:span>) to see your default page.</text:p>
            </text:list-item>
            <text:list-item>
              <text:p text:style-name="P17">If you put your files in a specific folder (e.g., <text:span text:style-name="Source_20_Text">myproject</text:span>), access it by visiting:<text:line-break/><text:span text:style-name="Strong_20_Emphasis">http://localhost/myproject</text:span>.</text:p>
            </text:list-item>
          </text:list>
        </text:list-item>
      </text:list>
      <text:h text:style-name="Heading_20_3" text:outline-level="3">6. <text:span text:style-name="Strong_20_Emphasis">Troubleshooting</text:span></text:h>
      <text:list text:style-name="L7">
        <text:list-item>
          <text:p text:style-name="P18"><text:span text:style-name="Strong_20_Emphasis">If the page doesn’t load</text:span>:</text:p>
          <text:list>
            <text:list-item>
              <text:p text:style-name="P18">Ensure that Apache is running by checking its status:</text:p>
              <text:p text:style-name="P6"><text:span text:style-name="Source_20_Text">sudo systemctl status apache2</text:span></text:p>
            </text:list-item>
            <text:list-item>
              <text:p text:style-name="P18">Check your firewall settings (if you're on Linux/macOS).</text:p>
            </text:list-item>
            <text:list-item>
              <text:p text:style-name="P18">Ensure there are no syntax errors in your <text:span text:style-name="Source_20_Text">httpd.conf</text:span> file or other Apache configuration files.</text:p>
            </text:list-item>
          </text:list>
        </text:list-item>
      </text:list>
      <text:p text:style-name="Horizontal_20_Line"/>
      <text:p text:style-name="Text_20_body">Let me know if you run into any issues or need further help with Apache setup!</text:p>
      <text:p text:style-name="Text_20_body">I get the correct home page for apache</text:p>
      <text:p text:style-name="Text_20_body">Great! If you see the default Apache homepage when you visit <text:span text:style-name="Source_20_Text">http://localhost</text:span>, that means Apache is working correctly, and your server is set up.</text:p>
      <text:p text:style-name="Text_20_body"><text:soft-page-break/>Now, to serve your own webpage (rather than the default Apache page), you just need to replace the default index page with your own content.</text:p>
      <text:h text:style-name="Heading_20_3" text:outline-level="3">Steps to Serve Your Custom Webpage:</text:h>
      <text:h text:style-name="Heading_20_4" text:outline-level="4">1. <text:span text:style-name="Strong_20_Emphasis">Navigate to Apache’s Document Root</text:span></text:h>
      <text:p text:style-name="Text_20_body">As mentioned earlier, the document root is the directory where Apache looks for files to serve. The location depends on your operating system:</text:p>
      <text:list text:style-name="L8">
        <text:list-item>
          <text:p text:style-name="P20"><text:span text:style-name="Strong_20_Emphasis">Linux (Ubuntu/Debian)</text:span>: <text:span text:style-name="Source_20_Text">/var/www/html</text:span></text:p>
        </text:list-item>
        <text:list-item>
          <text:p text:style-name="P20"><text:span text:style-name="Strong_20_Emphasis">macOS (Homebrew)</text:span>: <text:span text:style-name="Source_20_Text">/usr/local/var/www</text:span> or <text:span text:style-name="Source_20_Text">/etc/apache2/htdocs</text:span></text:p>
        </text:list-item>
        <text:list-item>
          <text:p text:style-name="P20"><text:span text:style-name="Strong_20_Emphasis">Windows (XAMPP)</text:span>: <text:span text:style-name="Source_20_Text">C:\xampp\htdocs</text:span></text:p>
        </text:list-item>
      </text:list>
      <text:p text:style-name="Text_20_body">For example, on <text:span text:style-name="Strong_20_Emphasis">Linux</text:span>:</text:p>
      <text:p text:style-name="P2"><text:span text:style-name="Source_20_Text">cd /var/www/html</text:span></text:p>
      <text:h text:style-name="Heading_20_4" text:outline-level="4">2. <text:span text:style-name="Strong_20_Emphasis">Replace or Add Your Files</text:span></text:h>
      <text:list text:style-name="L9">
        <text:list-item>
          <text:p text:style-name="P21"><text:span text:style-name="Strong_20_Emphasis">Option 1: Replace the default index.html</text:span><text:line-break/>Delete or rename the existing <text:span text:style-name="Source_20_Text">index.html</text:span> file (the one showing the default Apache page), and then place your own <text:span text:style-name="Source_20_Text">index.html</text:span> file in the same directory.</text:p>
          <text:p text:style-name="P9"><text:span text:style-name="Source_20_Text">sudo rm index.html <text:s text:c="3"/># Remove the default Apache page</text:span></text:p>
          <text:p text:style-name="P21">Then copy your own <text:span text:style-name="Source_20_Text">index.html</text:span> (and any other files like CSS, JS) into <text:span text:style-name="Source_20_Text">/var/www/html</text:span>.</text:p>
        </text:list-item>
        <text:list-item>
          <text:p text:style-name="P21"><text:span text:style-name="Strong_20_Emphasis">Option 2: Create a new folder for your project</text:span><text:line-break/>If you want to organize multiple projects, you can create a subfolder inside <text:span text:style-name="Source_20_Text">/var/www/html</text:span>, for example, <text:span text:style-name="Source_20_Text">mywebsite</text:span>.</text:p>
          <text:p text:style-name="P10"><text:span text:style-name="Source_20_Text">sudo mkdir /var/www/html/mywebsite</text:span></text:p>
          <text:p text:style-name="P7"><text:span text:style-name="Source_20_Text">sudo cp /path/to/your/index.html /var/www/html/mywebsite</text:span></text:p>
          <text:p text:style-name="P8"><text:span text:style-name="Source_20_Text">sudo cp /path/to/your/assets/* /var/www/html/mywebsite</text:span></text:p>
          <text:p text:style-name="P21">Then you can access your project by visiting <text:span text:style-name="Source_20_Text">http://localhost/mywebsite</text:span>.</text:p>
        </text:list-item>
      </text:list>
      <text:h text:style-name="Heading_20_4" text:outline-level="4">3. <text:span text:style-name="Strong_20_Emphasis">Check Permissions</text:span></text:h>
      <text:p text:style-name="Text_20_body">Make sure the files you added have the correct permissions. Apache needs to be able to read them. For example, set the correct permissions on <text:span text:style-name="Source_20_Text">index.html</text:span>:</text:p>
      <text:p text:style-name="P1"><text:span text:style-name="Source_20_Text">sudo chown -R www-data:www-data /var/www/html <text:s/># Adjust to your document root location</text:span></text:p>
      <text:p text:style-name="P3"><text:span text:style-name="Source_20_Text">sudo chmod -R 755 /var/www/html</text:span></text:p>
      <text:h text:style-name="Heading_20_4" text:outline-level="4">4. <text:span text:style-name="Strong_20_Emphasis">Restart Apache</text:span> (Optional)</text:h>
      <text:p text:style-name="Text_20_body">If you made changes to Apache’s configuration or if files are not being served correctly, restart Apache to apply the changes.</text:p>
      <text:p text:style-name="P2"><text:span text:style-name="Source_20_Text">sudo systemctl restart apache2</text:span></text:p>
      <text:p text:style-name="Text_20_body"><text:soft-page-break/>Or, on <text:span text:style-name="Strong_20_Emphasis">macOS (Homebrew)</text:span>:</text:p>
      <text:p text:style-name="P2"><text:span text:style-name="Source_20_Text">sudo apachectl restart</text:span></text:p>
      <text:h text:style-name="Heading_20_4" text:outline-level="4">5. <text:span text:style-name="Strong_20_Emphasis">Access Your Custom Webpage</text:span></text:h>
      <text:p text:style-name="Text_20_body">Now, when you visit <text:span text:style-name="Source_20_Text">http://localhost</text:span> (or <text:span text:style-name="Source_20_Text">http://127.0.0.1</text:span>), you should see your custom webpage instead of the default Apache page.</text:p>
      <text:list text:style-name="L10">
        <text:list-item>
          <text:p text:style-name="P22">If you created a folder, use <text:span text:style-name="Source_20_Text">http://localhost/mywebsite</text:span>.</text:p>
        </text:list-item>
      </text:list>
      <text:p text:style-name="Horizontal_20_Line"/>
      <text:h text:style-name="Heading_20_3" text:outline-level="3">Additional Tips:</text:h>
      <text:list text:style-name="L11">
        <text:list-item>
          <text:p text:style-name="P23"><text:span text:style-name="Strong_20_Emphasis">Enable other file types</text:span>: If you have PHP or other dynamic content, you’ll need to make sure the relevant modules (like PHP) are enabled in Apache.</text:p>
        </text:list-item>
        <text:list-item>
          <text:p text:style-name="P23"><text:span text:style-name="Strong_20_Emphasis">Check Apache Logs</text:span>: If something’s not working, check the Apache logs for more details:</text:p>
          <text:list>
            <text:list-item>
              <text:p text:style-name="P23"><text:span text:style-name="Strong_20_Emphasis">Linux</text:span>: <text:span text:style-name="Source_20_Text">/var/log/apache2/error.log</text:span></text:p>
            </text:list-item>
            <text:list-item>
              <text:p text:style-name="P23"><text:span text:style-name="Strong_20_Emphasis">macOS</text:span>: <text:span text:style-name="Source_20_Text">/usr/local/var/log/httpd/error_log</text:span></text:p>
            </text:list-item>
            <text:list-item>
              <text:p text:style-name="P23"><text:span text:style-name="Strong_20_Emphasis">Windows (XAMPP)</text:span>: <text:span text:style-name="Source_20_Text">C:\xampp\apache\logs\error.log</text:span></text:p>
            </text:list-item>
          </text:list>
        </text:list-item>
      </text:list>
      <text:p text:style-name="Text_20_body">Let me know if you need help with more advanced configurations or encounter any issues!</text:p>
      <text:p text:style-name="P19">Please create a w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4T14:17:50.418837152</meta:creation-date>
    <dc:date>2025-12-24T14:18:15.660766552</dc:date>
    <meta:editing-duration>PT26S</meta:editing-duration>
    <meta:editing-cycles>1</meta:editing-cycles>
    <meta:document-statistic meta:table-count="0" meta:image-count="0" meta:object-count="0" meta:page-count="4" meta:paragraph-count="87" meta:word-count="840" meta:character-count="5292" meta:non-whitespace-character-count="4579"/>
    <meta:generator>LibreOffice/24.2.7.2$Linux_X86_64 LibreOffice_project/420$Build-2</meta:generator>
  </office:meta>
</office:document-meta>
</file>